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5" style:family="table-row">
      <style:table-row-properties style:min-row-height="0.4cm" fo:keep-together="auto"/>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635cm" fo:text-indent="1.27cm" style:auto-text-indent="false"/>
    </style:style>
    <style:style style:name="P3" style:family="paragraph" style:parent-style-name="Standard" style:list-style-name="WW8Num6">
      <style:paragraph-properties fo:margin-left="0.635cm" fo:margin-right="0cm" fo:line-height="100%" fo:text-indent="-0.635cm" style:auto-text-indent="false"/>
      <style:text-properties style:font-name="aakar" fo:font-weight="normal" style:font-weight-asian="normal" style:font-weight-complex="normal"/>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aakar" fo:font-size="8pt" style:text-underline-style="solid" style:text-underline-width="auto" style:text-underline-color="font-color" fo:font-weight="normal" style:font-size-asian="8pt" style:font-weight-asian="normal" style:font-weight-complex="normal"/>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aakar" fo:font-size="8pt" fo:font-weight="normal" style:font-size-asian="8pt" style:font-weight-asian="normal" style:font-weight-complex="normal"/>
    </style:style>
    <style:style style:name="P6"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style:font-name="aakar" fo:font-size="8pt" fo:font-weight="normal" style:font-size-asian="8pt" style:font-weight-asian="normal" style:font-weight-complex="normal"/>
    </style:style>
    <style:style style:name="P7"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aakar" fo:font-weight="normal" style:font-weight-asian="normal" style:font-weight-complex="normal"/>
    </style:style>
    <style:style style:name="P8"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aakar" fo:font-size="10pt" style:text-underline-style="solid" style:text-underline-width="auto" style:text-underline-color="font-color" fo:font-weight="normal" style:font-size-asian="10pt" style:font-weight-asian="normal" style:font-weight-complex="normal"/>
    </style:style>
    <style:style style:name="P9" style:family="paragraph" style:parent-style-name="Standard">
      <style:paragraph-properties fo:margin-left="0cm" fo:margin-right="0cm" fo:margin-top="0cm" fo:margin-bottom="0.212cm" loext:contextual-spacing="false" fo:line-height="100%" fo:text-indent="0cm" style:auto-text-indent="false" fo:keep-with-next="always"/>
      <style:text-properties style:font-name="aakar" fo:font-size="10pt" fo:font-weight="normal" style:font-size-asian="10pt" style:font-weight-asian="normal" style:font-weight-complex="normal"/>
    </style:style>
    <style:style style:name="P10" style:family="paragraph" style:parent-style-name="Standard">
      <style:paragraph-properties fo:margin-left="0cm" fo:margin-right="0cm" fo:line-height="100%" fo:text-indent="0cm" style:auto-text-indent="false"/>
      <style:text-properties fo:text-transform="uppercase" style:font-name="aakar" fo:font-size="8pt" fo:font-weight="normal" style:font-size-asian="8pt" style:font-weight-asian="normal" style:font-weight-complex="normal"/>
    </style:style>
    <style:style style:name="P11" style:family="paragraph" style:parent-style-name="Standard">
      <style:paragraph-properties fo:margin-left="0cm" fo:margin-right="0cm" fo:line-height="100%" fo:text-indent="0cm" style:auto-text-indent="false"/>
      <style:text-properties fo:text-transform="uppercase" style:font-name="aakar" fo:font-size="10pt" fo:font-weight="normal" style:font-size-asian="10pt" style:font-weight-asian="normal" style:font-weight-complex="normal"/>
    </style:style>
    <style:style style:name="P12" style:family="paragraph" style:parent-style-name="Standard">
      <style:paragraph-properties fo:margin-left="0cm" fo:margin-right="0cm" fo:line-height="100%" fo:text-align="end" style:justify-single-word="false" fo:text-indent="0cm" style:auto-text-indent="false"/>
      <style:text-properties fo:text-transform="uppercase" style:font-name="aakar" fo:font-size="10pt" fo:font-weight="normal" style:font-size-asian="10pt" style:font-weight-asian="normal" style:font-weight-complex="normal"/>
    </style:style>
    <style:style style:name="P13" style:family="paragraph" style:parent-style-name="Standard">
      <style:paragraph-properties fo:margin-left="0cm" fo:margin-right="0cm" fo:line-height="100%" fo:text-indent="0cm" style:auto-text-indent="false"/>
      <style:text-properties style:font-name="aakar" fo:font-size="8pt" fo:font-weight="normal" style:font-size-asian="8pt" style:font-weight-asian="normal" style:font-weight-complex="normal"/>
    </style:style>
    <style:style style:name="P14" style:family="paragraph" style:parent-style-name="Standard">
      <style:paragraph-properties fo:margin-left="0cm" fo:margin-right="0cm" fo:line-height="100%" fo:text-align="center" style:justify-single-word="false" fo:text-indent="0cm" style:auto-text-indent="false"/>
      <style:text-properties style:font-name="aakar" fo:font-size="8pt" fo:font-weight="normal" style:font-size-asian="8pt" style:font-weight-asian="normal" style:font-weight-complex="normal"/>
    </style:style>
    <style:style style:name="P15" style:family="paragraph" style:parent-style-name="Standard">
      <style:paragraph-properties fo:margin-left="0cm" fo:margin-right="0cm" fo:line-height="100%" fo:text-indent="0cm" style:auto-text-indent="false"/>
      <style:text-properties style:font-name="aakar" fo:font-weight="normal" officeooo:rsid="000bf661" style:font-weight-asian="normal" style:font-weight-complex="normal"/>
    </style:style>
    <style:style style:name="P16" style:family="paragraph" style:parent-style-name="Standard">
      <style:paragraph-properties fo:margin-left="0cm" fo:margin-right="0cm" fo:line-height="100%" fo:text-indent="0cm" style:auto-text-indent="false"/>
      <style:text-properties style:font-name="aakar" fo:font-weight="normal" officeooo:rsid="000bf661" officeooo:paragraph-rsid="000bf661" style:font-weight-asian="normal" style:font-weight-complex="normal"/>
    </style:style>
    <style:style style:name="P17" style:family="paragraph" style:parent-style-name="Standard">
      <style:paragraph-properties fo:margin-left="0cm" fo:margin-right="0cm" fo:line-height="100%" fo:text-indent="0cm" style:auto-text-indent="false"/>
      <style:text-properties style:font-name="aakar" fo:font-weight="normal" style:font-weight-asian="normal" style:font-weight-complex="normal"/>
    </style:style>
    <style:style style:name="P18" style:family="paragraph" style:parent-style-name="Standard">
      <style:paragraph-properties fo:margin-left="0cm" fo:margin-right="0cm" fo:line-height="100%" fo:text-indent="0cm" style:auto-text-indent="false"/>
      <style:text-properties style:font-name="aakar" fo:font-weight="normal" officeooo:paragraph-rsid="00177a0e" style:font-weight-asian="normal" style:font-weight-complex="normal"/>
    </style:style>
    <style:style style:name="P19" style:family="paragraph" style:parent-style-name="Standard">
      <style:paragraph-properties fo:margin-left="0cm" fo:margin-right="0cm" fo:line-height="100%" fo:text-indent="0cm" style:auto-text-indent="false"/>
      <style:text-properties style:font-name="aakar" fo:font-weight="normal" officeooo:paragraph-rsid="0020d627" style:font-weight-asian="normal" style:font-weight-complex="normal"/>
    </style:style>
    <style:style style:name="P20" style:family="paragraph" style:parent-style-name="Standard">
      <style:paragraph-properties fo:margin-left="0cm" fo:margin-right="0cm" fo:line-height="100%" fo:text-indent="0cm" style:auto-text-indent="false"/>
      <style:text-properties style:font-name="aakar" fo:font-weight="normal" officeooo:rsid="000ce243" officeooo:paragraph-rsid="000ce243" style:font-weight-asian="normal" style:font-weight-complex="normal"/>
    </style:style>
    <style:style style:name="P21" style:family="paragraph" style:parent-style-name="Standard">
      <style:paragraph-properties fo:margin-left="0cm" fo:margin-right="0cm" fo:line-height="100%" fo:text-indent="0cm" style:auto-text-indent="false"/>
      <style:text-properties style:font-name="aakar" fo:font-weight="normal" officeooo:rsid="000ce243" officeooo:paragraph-rsid="0020d627" style:font-weight-asian="normal" style:font-weight-complex="normal"/>
    </style:style>
    <style:style style:name="P22" style:family="paragraph" style:parent-style-name="Standard">
      <style:paragraph-properties fo:margin-left="0cm" fo:margin-right="0cm" fo:line-height="100%" fo:text-indent="0cm" style:auto-text-indent="false"/>
      <style:text-properties style:font-name="aakar" fo:font-weight="normal" officeooo:rsid="000f4990" officeooo:paragraph-rsid="000f4990" style:font-weight-asian="normal" style:font-weight-complex="normal"/>
    </style:style>
    <style:style style:name="P23" style:family="paragraph" style:parent-style-name="Standard">
      <style:paragraph-properties fo:margin-left="0cm" fo:margin-right="0cm" fo:line-height="100%" fo:text-indent="0cm" style:auto-text-indent="false"/>
      <style:text-properties style:font-name="aakar" fo:font-weight="normal" officeooo:rsid="000f4990" officeooo:paragraph-rsid="001afb45" style:font-weight-asian="normal" style:font-weight-complex="normal"/>
    </style:style>
    <style:style style:name="P24" style:family="paragraph" style:parent-style-name="Standard">
      <style:paragraph-properties fo:margin-left="0cm" fo:margin-right="0cm" fo:line-height="100%" fo:text-align="start" style:justify-single-word="false" fo:text-indent="0cm" style:auto-text-indent="false"/>
      <style:text-properties style:font-name="aakar" fo:font-weight="normal" officeooo:rsid="0010096c" officeooo:paragraph-rsid="0019157a" style:font-weight-asian="normal" style:font-weight-complex="normal"/>
    </style:style>
    <style:style style:name="P25" style:family="paragraph" style:parent-style-name="Standard">
      <style:paragraph-properties fo:margin-left="0cm" fo:margin-right="0cm" fo:line-height="100%" fo:text-indent="0cm" style:auto-text-indent="false"/>
      <style:text-properties style:font-name="aakar" fo:font-size="12pt" fo:font-weight="normal" officeooo:paragraph-rsid="00177a0e" style:font-size-asian="12pt" style:font-weight-asian="normal" style:font-size-complex="12pt" style:font-weight-complex="normal"/>
    </style:style>
    <style:style style:name="P26" style:family="paragraph" style:parent-style-name="Standard">
      <style:paragraph-properties fo:margin-left="0cm" fo:margin-right="0cm" fo:line-height="100%" fo:text-indent="0cm" style:auto-text-indent="false"/>
      <style:text-properties style:font-name="aakar" fo:font-size="12pt" fo:font-weight="normal" officeooo:rsid="000bf661" officeooo:paragraph-rsid="00177a0e" style:font-size-asian="12pt" style:font-weight-asian="normal" style:font-size-complex="12pt" style:font-weight-complex="normal"/>
    </style:style>
    <style:style style:name="P27" style:family="paragraph" style:parent-style-name="Standard">
      <style:paragraph-properties fo:margin-left="0cm" fo:margin-right="0cm" fo:line-height="100%" fo:text-indent="0cm" style:auto-text-indent="false"/>
      <style:text-properties style:font-name="aakar" fo:font-size="12pt" fo:font-weight="normal" officeooo:rsid="0010096c" officeooo:paragraph-rsid="0010096c" style:font-size-asian="12pt" style:font-weight-asian="normal" style:font-size-complex="12pt" style:font-weight-complex="normal"/>
    </style:style>
    <style:style style:name="P28" style:family="paragraph" style:parent-style-name="Standard">
      <style:paragraph-properties fo:margin-left="0cm" fo:margin-right="0cm" fo:line-height="100%" fo:text-indent="0cm" style:auto-text-indent="false"/>
      <style:text-properties style:font-name="aakar" fo:font-size="12pt" fo:font-weight="normal" officeooo:rsid="0010096c" officeooo:paragraph-rsid="0019157a" style:font-size-asian="12pt" style:font-weight-asian="normal" style:font-size-complex="12pt" style:font-weight-complex="normal"/>
    </style:style>
    <style:style style:name="P29" style:family="paragraph" style:parent-style-name="Standard">
      <style:paragraph-properties fo:margin-left="0cm" fo:margin-right="0cm" fo:line-height="100%" fo:text-align="start" style:justify-single-word="false" fo:text-indent="0cm" style:auto-text-indent="false"/>
      <style:text-properties style:font-name="aakar" fo:font-size="12pt" fo:font-weight="normal" officeooo:rsid="0010096c" officeooo:paragraph-rsid="0019157a" style:font-size-asian="12pt" style:font-weight-asian="normal" style:font-size-complex="12pt" style:font-weight-complex="normal"/>
    </style:style>
    <style:style style:name="P30" style:family="paragraph" style:parent-style-name="Standard">
      <style:paragraph-properties fo:margin-left="0cm" fo:margin-right="0cm" fo:line-height="100%" fo:text-align="start" style:justify-single-word="false" fo:text-indent="0cm" style:auto-text-indent="false"/>
      <style:text-properties style:font-name="aakar" fo:font-size="12pt" fo:font-weight="normal" officeooo:rsid="0010096c" officeooo:paragraph-rsid="0010096c" style:font-size-asian="12pt" style:font-weight-asian="normal" style:font-size-complex="12pt" style:font-weight-complex="normal"/>
    </style:style>
    <style:style style:name="P31" style:family="paragraph" style:parent-style-name="Standard">
      <style:paragraph-properties fo:margin-left="0cm" fo:margin-right="0cm" fo:line-height="100%" fo:text-align="end" style:justify-single-word="false" fo:text-indent="0cm" style:auto-text-indent="false"/>
      <style:text-properties style:font-name="aakar" fo:font-size="10pt" fo:font-weight="normal" style:font-size-asian="10pt" style:font-weight-asian="normal" style:font-weight-complex="normal"/>
    </style:style>
    <style:style style:name="P32" style:family="paragraph" style:parent-style-name="Standard">
      <style:paragraph-properties fo:margin-left="0cm" fo:margin-right="0cm" fo:line-height="100%" fo:text-indent="0cm" style:auto-text-indent="false" fo:keep-with-next="always"/>
      <style:text-properties fo:text-transform="uppercase" style:font-name="aakar" fo:font-size="8pt" fo:font-weight="normal" style:font-size-asian="8pt" style:font-weight-asian="normal" style:font-weight-complex="normal"/>
    </style:style>
    <style:style style:name="P33" style:family="paragraph" style:parent-style-name="Standard">
      <style:paragraph-properties fo:margin-left="0cm" fo:margin-right="0cm" fo:line-height="100%" fo:text-indent="0cm" style:auto-text-indent="false" fo:keep-with-next="always"/>
      <style:text-properties fo:text-transform="uppercase" style:font-name="aakar" fo:font-size="10pt" fo:font-weight="normal" style:font-size-asian="10pt" style:font-weight-asian="normal" style:font-weight-complex="normal"/>
    </style:style>
    <style:style style:name="P34" style:family="paragraph" style:parent-style-name="Standard">
      <style:paragraph-properties fo:margin-left="0cm" fo:margin-right="0cm" fo:line-height="100%" fo:text-align="end" style:justify-single-word="false" fo:text-indent="0cm" style:auto-text-indent="false" fo:keep-with-next="always"/>
      <style:text-properties fo:text-transform="uppercase" style:font-name="aakar" fo:font-size="10pt" fo:font-weight="normal" style:font-size-asian="10pt" style:font-weight-asian="normal" style:font-weight-complex="normal"/>
    </style:style>
    <style:style style:name="P35" style:family="paragraph" style:parent-style-name="Standard">
      <style:paragraph-properties fo:margin-left="0cm" fo:margin-right="0cm" fo:line-height="100%" fo:text-indent="0cm" style:auto-text-indent="false" fo:keep-with-next="always"/>
      <style:text-properties style:font-name="aakar" fo:font-size="8pt" fo:font-weight="normal" style:font-size-asian="8pt" style:font-weight-asian="normal" style:font-weight-complex="normal"/>
    </style:style>
    <style:style style:name="P36" style:family="paragraph" style:parent-style-name="Standard">
      <style:paragraph-properties fo:margin-left="0cm" fo:margin-right="0cm" fo:line-height="100%" fo:text-align="center" style:justify-single-word="false" fo:text-indent="0cm" style:auto-text-indent="false" fo:keep-with-next="always"/>
      <style:text-properties style:font-name="aakar" fo:font-size="8pt" fo:font-weight="normal" style:font-size-asian="8pt" style:font-weight-asian="normal" style:font-weight-complex="normal"/>
    </style:style>
    <style:style style:name="P37" style:family="paragraph" style:parent-style-name="Standard">
      <style:paragraph-properties fo:margin-left="0cm" fo:margin-right="0cm" fo:line-height="100%" fo:text-align="end" style:justify-single-word="false" fo:text-indent="0cm" style:auto-text-indent="false" fo:keep-with-next="always"/>
      <style:text-properties style:font-name="aakar" fo:font-size="10pt" fo:font-weight="normal" style:font-size-asian="10pt" style:font-weight-asian="normal" style:font-weight-complex="normal"/>
    </style:style>
    <style:style style:name="P38" style:family="paragraph" style:parent-style-name="Standard">
      <style:paragraph-properties fo:margin-left="0.635cm" fo:margin-right="0cm" fo:line-height="100%" fo:text-indent="0cm" style:auto-text-indent="false"/>
      <style:text-properties style:font-name="aakar" fo:font-weight="normal" style:font-weight-asian="normal" style:font-weight-complex="normal"/>
    </style:style>
    <style:style style:name="P39" style:family="paragraph" style:parent-style-name="Standard">
      <style:paragraph-properties fo:margin-left="0.635cm" fo:margin-right="0cm" fo:line-height="100%" fo:text-indent="0cm" style:auto-text-indent="false"/>
      <style:text-properties style:font-name="aakar" fo:font-weight="normal" officeooo:paragraph-rsid="000f4990" style:font-weight-asian="normal" style:font-weight-complex="normal"/>
    </style:style>
    <style:style style:name="P40" style:family="paragraph" style:parent-style-name="Standard">
      <style:paragraph-properties fo:margin-left="0.635cm" fo:margin-right="0cm" fo:line-height="100%" fo:text-indent="0cm" style:auto-text-indent="false"/>
      <style:text-properties style:font-name="aakar" fo:font-weight="normal" officeooo:rsid="000f4990" officeooo:paragraph-rsid="000f4990" style:font-weight-asian="normal" style:font-weight-complex="normal"/>
    </style:style>
    <style:style style:name="P41" style:family="paragraph" style:parent-style-name="Standard">
      <style:paragraph-properties fo:margin-left="0.635cm" fo:margin-right="0cm" fo:line-height="100%" fo:text-indent="0cm" style:auto-text-indent="false"/>
      <style:text-properties style:font-name="aakar" fo:font-weight="normal" officeooo:rsid="000f4990" officeooo:paragraph-rsid="001afb45" style:font-weight-asian="normal" style:font-weight-complex="normal"/>
    </style:style>
    <style:style style:name="P42" style:family="paragraph" style:parent-style-name="Standard">
      <style:paragraph-properties fo:margin-left="0.953cm" fo:margin-right="0cm" fo:line-height="100%" fo:text-indent="-0.953cm" style:auto-text-indent="false" fo:keep-with-next="always" style:text-autospace="none"/>
      <style:text-properties style:font-name="aakar" fo:font-weight="normal" style:font-weight-asian="normal" style:font-weight-complex="normal"/>
    </style:style>
    <style:style style:name="P43" style:family="paragraph" style:parent-style-name="Standard">
      <style:paragraph-properties fo:margin-left="0.953cm" fo:margin-right="0cm" fo:line-height="100%" fo:text-indent="-0.953cm" style:auto-text-indent="false" style:text-autospace="none"/>
      <style:text-properties style:font-name="aakar" fo:font-weight="normal" style:font-weight-asian="normal" style:font-weight-complex="normal"/>
    </style:style>
    <style:style style:name="P44" style:family="paragraph" style:parent-style-name="Standard">
      <style:paragraph-properties fo:margin-left="0cm" fo:margin-right="0cm" fo:line-height="100%" fo:text-indent="-0.032cm" style:auto-text-indent="false" fo:keep-with-next="always"/>
      <style:text-properties fo:text-transform="uppercase" style:font-name="aakar" fo:font-size="10pt" fo:font-weight="normal" style:font-size-asian="10pt" style:font-weight-asian="normal" style:font-weight-complex="normal"/>
    </style:style>
    <style:style style:name="P45" style:family="paragraph" style:parent-style-name="Standard">
      <style:paragraph-properties fo:margin-left="0cm" fo:margin-right="0cm" fo:line-height="100%" fo:text-align="end" style:justify-single-word="false" fo:text-indent="-0.032cm" style:auto-text-indent="false" fo:keep-with-next="always"/>
      <style:text-properties fo:text-transform="uppercase" style:font-name="aakar" fo:font-size="10pt" fo:font-weight="normal" style:font-size-asian="10pt" style:font-weight-asian="normal" style:font-weight-complex="normal"/>
    </style:style>
    <style:style style:name="P46" style:family="paragraph" style:parent-style-name="Standard">
      <style:paragraph-properties fo:margin-left="0cm" fo:margin-right="0cm" fo:line-height="100%" fo:text-align="end" style:justify-single-word="false" fo:text-indent="-0.032cm" style:auto-text-indent="false" fo:keep-with-next="always"/>
      <style:text-properties style:font-name="aakar" fo:font-size="10pt" fo:font-weight="normal" style:font-size-asian="10pt" style:font-weight-asian="normal" style:font-weight-complex="normal"/>
    </style:style>
    <style:style style:name="P47" style:family="paragraph" style:parent-style-name="Standard">
      <style:paragraph-properties fo:margin-top="0cm" fo:margin-bottom="0cm" loext:contextual-spacing="false" fo:line-height="100%" fo:text-align="center" style:justify-single-word="false"/>
      <style:text-properties style:font-name="aakar" fo:font-size="14pt" fo:font-weight="normal" style:font-size-asian="14pt" style:font-weight-asian="normal" style:font-size-complex="14pt" style:font-weight-complex="normal"/>
    </style:style>
    <style:style style:name="P48" style:family="paragraph" style:parent-style-name="Heading_20_1" style:master-page-name="Standard">
      <style:paragraph-properties fo:margin-top="0cm" fo:margin-bottom="0cm" loext:contextual-spacing="false" fo:line-height="100%" fo:text-align="center" style:justify-single-word="false" style:page-number="1"/>
      <style:text-properties style:font-name="aakar" fo:font-weight="normal" style:font-weight-asian="normal" style:font-weight-complex="normal"/>
    </style:style>
    <style:style style:name="P49" style:family="paragraph" style:parent-style-name="Heading_20_1">
      <style:paragraph-properties fo:margin-left="0cm" fo:margin-right="0cm" fo:line-height="100%" fo:text-indent="0cm" style:auto-text-indent="false"/>
      <style:text-properties style:font-name="aakar" fo:font-weight="normal" officeooo:paragraph-rsid="0010096c" style:font-weight-asian="normal" style:font-weight-complex="normal"/>
    </style:style>
    <style:style style:name="P50" style:family="paragraph" style:parent-style-name="Footnote">
      <style:paragraph-properties fo:margin-left="0cm" fo:margin-right="0cm" fo:line-height="100%" fo:text-indent="0cm" style:auto-text-indent="false"/>
      <style:text-properties fo:text-transform="uppercase" style:font-name="aakar" fo:font-weight="normal" style:font-weight-asian="normal" style:font-weight-complex="normal"/>
    </style:style>
    <style:style style:name="P51" style:family="paragraph" style:parent-style-name="Text_20_body_20_indent">
      <style:paragraph-properties fo:margin-left="0cm" fo:margin-right="0cm" fo:line-height="100%" fo:text-indent="0cm" style:auto-text-indent="false"/>
      <style:text-properties style:font-name="aakar" fo:font-weight="normal" style:font-weight-asian="normal" style:font-weight-complex="normal"/>
    </style:style>
    <style:style style:name="P52" style:family="paragraph" style:parent-style-name="Table_20_Title">
      <style:paragraph-properties fo:line-height="100%" fo:keep-with-next="always"/>
      <style:text-properties style:font-name="aakar" fo:font-weight="normal" style:font-weight-asian="normal" style:font-weight-complex="normal"/>
    </style:style>
    <style:style style:name="P53" style:family="paragraph" style:parent-style-name="outline1">
      <style:paragraph-properties fo:margin-left="0.635cm" fo:margin-right="0cm" fo:margin-top="0cm" fo:margin-bottom="0cm" loext:contextual-spacing="false" fo:line-height="100%" fo:text-indent="0cm" style:auto-text-indent="false"/>
      <style:text-properties style:font-name="aakar"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0d627" style:font-weight-asian="bold" style:font-weight-complex="bold"/>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f4990"/>
    </style:style>
    <style:style style:name="T6" style:family="text">
      <style:text-properties fo:font-size="8pt" style:font-size-asian="8pt"/>
    </style:style>
    <style:style style:name="T7" style:family="text">
      <style:text-properties fo:font-size="10pt" style:font-size-asian="10pt"/>
    </style:style>
    <style:style style:name="T8" style:family="text">
      <style:text-properties officeooo:rsid="000bf661"/>
    </style:style>
    <style:style style:name="T9" style:family="text">
      <style:text-properties officeooo:rsid="000d9f67"/>
    </style:style>
    <style:style style:name="T10" style:family="text">
      <style:text-properties fo:font-size="12pt" style:font-size-asian="10.5pt" style:font-size-complex="12pt"/>
    </style:style>
    <style:style style:name="T11" style:family="text">
      <style:text-properties fo:font-size="12pt" officeooo:rsid="0010096c" style:font-size-asian="10.5pt" style:font-size-complex="12pt"/>
    </style:style>
    <style:style style:name="T12" style:family="text">
      <style:text-properties fo:font-size="12pt" style:font-size-asian="12pt" style:font-size-complex="12pt"/>
    </style:style>
    <style:style style:name="T13" style:family="text">
      <style:text-properties fo:font-size="12pt" officeooo:rsid="0010096c" style:font-size-asian="12pt" style:font-size-complex="12pt"/>
    </style:style>
    <style:style style:name="T14" style:family="text">
      <style:text-properties fo:font-size="12pt" officeooo:rsid="0019157a" style:font-size-asian="12pt" style:font-size-complex="12pt"/>
    </style:style>
    <style:style style:name="T15" style:family="text">
      <style:text-properties fo:font-size="12pt" officeooo:rsid="0020d627" style:font-size-asian="12pt" style:font-size-complex="12pt"/>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officeooo:rsid="00177a0e"/>
    </style:style>
    <style:style style:name="T18" style:family="text">
      <style:text-properties officeooo:rsid="0019157a"/>
    </style:style>
    <style:style style:name="T19" style:family="text">
      <style:text-properties officeooo:rsid="001afb45"/>
    </style:style>
    <style:style style:name="T20" style:family="text">
      <style:text-properties style:font-name-asian="Symbol" style:font-name-complex="Symbol"/>
    </style:style>
    <style:style style:name="T21" style:family="text">
      <style:text-properties officeooo:rsid="001c1310"/>
    </style:style>
    <style:style style:name="T22" style:family="text">
      <style:text-properties officeooo:rsid="000f4990"/>
    </style:style>
    <style:style style:name="T23" style:family="text">
      <style:text-properties style:font-name="Ubuntu" fo:font-weight="normal" style:font-weight-asian="normal" style:font-weight-complex="normal"/>
    </style:style>
    <style:style style:name="T24" style:family="text">
      <style:text-properties officeooo:rsid="0020d627"/>
    </style:style>
    <style:style style:name="T25" style:family="text">
      <style:text-properties officeooo:rsid="0021bb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Module 11</text:h>
      <text:p text:style-name="P47"/>
      <text:list xml:id="list3732954833" text:style-name="WW8Num6">
        <text:list-item>
          <text:p text:style-name="P3">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52">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4">VisitNo</text:p>
          </table:table-cell>
          <table:table-cell table:style-name="Table1.A1" office:value-type="string">
            <text:p text:style-name="P7"><text:span text:style-name="T6">VisitDate</text:span></text:p>
          </table:table-cell>
          <table:table-cell table:style-name="Table1.A1" office:value-type="string">
            <text:h text:style-name="P6" text:outline-level="5">PatNo</text:h>
          </table:table-cell>
          <table:table-cell table:style-name="Table1.A1" office:value-type="string">
            <text:p text:style-name="P5">PatAge</text:p>
          </table:table-cell>
          <table:table-cell table:style-name="Table1.A1" office:value-type="string">
            <text:p text:style-name="P5">PatCity</text:p>
          </table:table-cell>
          <table:table-cell table:style-name="Table1.A1" office:value-type="string">
            <text:h text:style-name="P6" text:outline-level="5">PatZip</text:h>
          </table:table-cell>
          <table:table-cell table:style-name="Table1.A1" office:value-type="string">
            <text:p text:style-name="P4">ProvNo</text:p>
          </table:table-cell>
          <table:table-cell table:style-name="Table1.A1" office:value-type="string">
            <text:p text:style-name="P5">ProvSpecialty</text:p>
          </table:table-cell>
          <table:table-cell table:style-name="Table1.A1" office:value-type="string">
            <text:p text:style-name="P5">Diagnosis</text:p>
          </table:table-cell>
        </table:table-row>
        <table:table-row table:style-name="Table1.1">
          <table:table-cell table:style-name="Table1.A2" office:value-type="string">
            <text:p text:style-name="P35">V10021</text:p>
          </table:table-cell>
          <table:table-cell table:style-name="Table1.A2" office:value-type="string">
            <text:p text:style-name="P35">2/13/2018</text:p>
          </table:table-cell>
          <table:table-cell table:style-name="Table1.A2" office:value-type="string">
            <text:p text:style-name="P35">P1</text:p>
          </table:table-cell>
          <table:table-cell table:style-name="Table1.A2" office:value-type="string">
            <text:p text:style-name="P36">36</text:p>
          </table:table-cell>
          <table:table-cell table:style-name="Table1.A2" office:value-type="string">
            <text:p text:style-name="P32">Denver</text:p>
          </table:table-cell>
          <table:table-cell table:style-name="Table1.A2" office:value-type="string">
            <text:p text:style-name="P35">80217</text:p>
          </table:table-cell>
          <table:table-cell table:style-name="Table1.A2" office:value-type="string">
            <text:p text:style-name="P35">D1</text:p>
          </table:table-cell>
          <table:table-cell table:style-name="Table1.A2" office:value-type="string">
            <text:p text:style-name="P32">internist</text:p>
          </table:table-cell>
          <table:table-cell table:style-name="Table1.A2" office:value-type="string">
            <text:p text:style-name="P32">Ear Infection</text:p>
          </table:table-cell>
        </table:table-row>
        <table:table-row table:style-name="Table1.1">
          <table:table-cell table:style-name="Table1.A2" office:value-type="string">
            <text:p text:style-name="P35">V10021</text:p>
          </table:table-cell>
          <table:table-cell table:style-name="Table1.A2" office:value-type="string">
            <text:p text:style-name="P35">2/13/2018</text:p>
          </table:table-cell>
          <table:table-cell table:style-name="Table1.A2" office:value-type="string">
            <text:p text:style-name="P35">P1</text:p>
          </table:table-cell>
          <table:table-cell table:style-name="Table1.A2" office:value-type="string">
            <text:p text:style-name="P36">36</text:p>
          </table:table-cell>
          <table:table-cell table:style-name="Table1.A2" office:value-type="string">
            <text:p text:style-name="P32">Denver</text:p>
          </table:table-cell>
          <table:table-cell table:style-name="Table1.A2" office:value-type="string">
            <text:p text:style-name="P35">80217</text:p>
          </table:table-cell>
          <table:table-cell table:style-name="Table1.A2" office:value-type="string">
            <text:p text:style-name="P35">D2</text:p>
          </table:table-cell>
          <table:table-cell table:style-name="Table1.A2" office:value-type="string">
            <text:p text:style-name="P32">NURSE PractiTIoner</text:p>
          </table:table-cell>
          <table:table-cell table:style-name="Table1.A2" office:value-type="string">
            <text:p text:style-name="P32">INFLUENZA</text:p>
          </table:table-cell>
        </table:table-row>
        <table:table-row table:style-name="Table1.1">
          <table:table-cell table:style-name="Table1.A2" office:value-type="string">
            <text:p text:style-name="P35">V93030</text:p>
          </table:table-cell>
          <table:table-cell table:style-name="Table1.A2" office:value-type="string">
            <text:p text:style-name="P35">2/20/2018</text:p>
          </table:table-cell>
          <table:table-cell table:style-name="Table1.A2" office:value-type="string">
            <text:p text:style-name="P35">P3</text:p>
          </table:table-cell>
          <table:table-cell table:style-name="Table1.A2" office:value-type="string">
            <text:p text:style-name="P36">17</text:p>
          </table:table-cell>
          <table:table-cell table:style-name="Table1.A2" office:value-type="string">
            <text:p text:style-name="P32">Englewood</text:p>
          </table:table-cell>
          <table:table-cell table:style-name="Table1.A2" office:value-type="string">
            <text:p text:style-name="P35">80113</text:p>
          </table:table-cell>
          <table:table-cell table:style-name="Table1.A2" office:value-type="string">
            <text:p text:style-name="P35">D2</text:p>
          </table:table-cell>
          <table:table-cell table:style-name="Table1.A2" office:value-type="string">
            <text:p text:style-name="P32">NURSE PRACTITIONER</text:p>
          </table:table-cell>
          <table:table-cell table:style-name="Table1.A2" office:value-type="string">
            <text:p text:style-name="P32">pregnancy</text:p>
          </table:table-cell>
        </table:table-row>
        <table:table-row table:style-name="Table1.5">
          <table:table-cell table:style-name="Table1.A5" office:value-type="string">
            <text:p text:style-name="P35">V82110</text:p>
          </table:table-cell>
          <table:table-cell table:style-name="Table1.A5" office:value-type="string">
            <text:p text:style-name="P13">2/18/2018</text:p>
          </table:table-cell>
          <table:table-cell table:style-name="Table1.A5" office:value-type="string">
            <text:p text:style-name="P13">P2</text:p>
          </table:table-cell>
          <table:table-cell table:style-name="Table1.A5" office:value-type="string">
            <text:p text:style-name="P14">60</text:p>
          </table:table-cell>
          <table:table-cell table:style-name="Table1.A5" office:value-type="string">
            <text:p text:style-name="P10">Boulder</text:p>
          </table:table-cell>
          <table:table-cell table:style-name="Table1.A5" office:value-type="string">
            <text:p text:style-name="P13">85932</text:p>
          </table:table-cell>
          <table:table-cell table:style-name="Table1.A5" office:value-type="string">
            <text:p text:style-name="P13">D3</text:p>
          </table:table-cell>
          <table:table-cell table:style-name="Table1.A5" office:value-type="string">
            <text:p text:style-name="P10">cardiologist</text:p>
          </table:table-cell>
          <table:table-cell table:style-name="Table1.A5" office:value-type="string">
            <text:p text:style-name="P10">murmur</text:p>
          </table:table-cell>
        </table:table-row>
      </table:table>
      <text:p text:style-name="P15"/>
      <text:p text:style-name="P15"/>
      <text:p text:style-name="P15"/>
      <text:p text:style-name="P15"/>
      <text:p text:style-name="P25">Anomalies :</text:p>
      <text:p text:style-name="P25"/>
      <text:p text:style-name="P18"><text:span text:style-name="T12">1) Insertion Anomaly :</text:span>An insertion anomaly is the inability to add data to the database due to absence of other data</text:p>
      <text:p text:style-name="P25"><text:s/>To insert a new ProvSpeciality we need VisitNo and ProvNo.</text:p>
      <text:p text:style-name="P19"><text:span text:style-name="T12">2) Update Anomaly :</text:span><text:span text:style-name="T15"> </text:span>An update anomaly is a data inconsistency that results from data redundancy and a partial update</text:p>
      <text:p text:style-name="P25">Multiple updation queries are required to update details of patient P1.</text:p>
      <text:p text:style-name="P26">3) Delete Anomaly :<text:span text:style-name="T24"> </text:span>A deletion anomaly is the unintended loss of data due to deletion of other data</text:p>
      <text:p text:style-name="P26"/>
      <text:p text:style-name="P26"/>
      <text:p text:style-name="P26">If any ProvSpeciality is deleted , <text:span text:style-name="T24"><text:s/></text:span>it will lead to deletion of patients data als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22648575290828" text:continue-numbering="true" text:style-name="WW8Num6">
        <text:list-item>
          <text:p text:style-name="P3"><text:soft-page-break/>Apply the simple BCNF procedure to define BCN<text:span text:style-name="T24">F </text:span>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52">Table 2: FDs for the Big Patient Table</text:p>
      <table:table table:name="Table2" table:style-name="Table2">
        <table:table-column table:style-name="Table2.A"/>
        <table:table-row table:style-name="Table2.1">
          <table:table-cell table:style-name="Table2.A1" office:value-type="string">
            <text:p text:style-name="P42">PatNo <text:span text:style-name="T20"></text:span> <text:s/>PatAge</text:p>
          </table:table-cell>
        </table:table-row>
        <table:table-row table:style-name="Table2.1">
          <table:table-cell table:style-name="Table2.A2" office:value-type="string">
            <text:p text:style-name="P42">PatZip9 <text:span text:style-name="T20"></text:span> <text:s/>PatCity</text:p>
          </table:table-cell>
        </table:table-row>
        <table:table-row table:style-name="Table2.1">
          <table:table-cell table:style-name="Table2.A2" office:value-type="string">
            <text:p text:style-name="P42">VisitNo <text:s/><text:span text:style-name="T20"></text:span> <text:s/>VisitDate </text:p>
            <text:p text:style-name="P42">PatNo <text:span text:style-name="T20"></text:span> <text:s/>PatZip9 </text:p>
            <text:p text:style-name="P42">ProvNo <text:span text:style-name="T20"></text:span> <text:s/>ProvSpecialty</text:p>
          </table:table-cell>
        </table:table-row>
        <table:table-row table:style-name="Table2.1">
          <table:table-cell table:style-name="Table2.A2" office:value-type="string">
            <text:p text:style-name="P42">VisitNo <text:s/><text:span text:style-name="T20"></text:span> <text:s/>PatNo</text:p>
          </table:table-cell>
        </table:table-row>
        <table:table-row table:style-name="Table2.1">
          <table:table-cell table:style-name="Table2.A5" office:value-type="string">
            <text:p text:style-name="P43">VisitNo, ProvNo <text:span text:style-name="T20"></text:span> <text:s/>Diagnosis</text:p>
            <text:p text:style-name="P43">ProvNo <text:span text:style-name="T20"></text:span> ProvEmail</text:p>
            <text:p text:style-name="P43">ProvEmail <text:span text:style-name="T20"></text:span> ProvNo</text:p>
          </table:table-cell>
        </table:table-row>
      </table:table>
      <text:p text:style-name="P17"/>
      <text:p text:style-name="P16"><text:span text:style-name="T2">s</text:span><text:span text:style-name="T1">tep-1</text:span>: <text:span text:style-name="T19">Group Functional Dependencies</text:span></text:p>
      <text:p text:style-name="P16">PatNo→ <text:span text:style-name="T18">P</text:span>at<text:span text:style-name="T18">A</text:span>ge,<text:span text:style-name="T18">P</text:span>at<text:span text:style-name="T18">Z</text:span>ip</text:p>
      <text:p text:style-name="P16"><text:span text:style-name="T18">P</text:span>at<text:span text:style-name="T18">Z</text:span>ip→<text:span text:style-name="T18">P</text:span>at<text:span text:style-name="T18">C</text:span>ity</text:p>
      <text:p text:style-name="P16"><text:span text:style-name="T18">V</text:span>is<text:span text:style-name="T18">i</text:span>t<text:span text:style-name="T18">N</text:span>o→<text:span text:style-name="T18">V</text:span>is<text:span text:style-name="T18">i</text:span>t<text:span text:style-name="T18">D</text:span>ata,<text:span text:style-name="T18">P</text:span>at<text:span text:style-name="T18">N</text:span>o</text:p>
      <text:p text:style-name="P16"><text:span text:style-name="T18">P</text:span>rov<text:span text:style-name="T18">N</text:span>o→<text:span text:style-name="T18">P</text:span>rov<text:span text:style-name="T18">S</text:span>peciality,<text:span text:style-name="T18">P</text:span>rov<text:span text:style-name="T18">Em</text:span>ail</text:p>
      <text:p text:style-name="P16"><text:span text:style-name="T18">P</text:span>rov<text:span text:style-name="T18">E</text:span>mail→<text:span text:style-name="T18">P</text:span>rov<text:span text:style-name="T18">N</text:span>o</text:p>
      <text:p text:style-name="P20"><text:span text:style-name="T18">V</text:span>is<text:span text:style-name="T18">i</text:span>t<text:span text:style-name="T18">N</text:span>o, <text:span text:style-name="T18">P</text:span>rov<text:span text:style-name="T18">N</text:span>o-&gt;d<text:span text:style-name="T18">i</text:span>agnosis</text:p>
      <text:p text:style-name="P20"><text:span text:style-name="T18">B</text:span>ased on the FD<text:span text:style-name="T18">s</text:span> we create tables and mak<text:span text:style-name="T18">e </text:span>foreign keys respectively based on the columns present <text:s/>in the table, </text:p>
      <text:p text:style-name="P20"><text:span text:style-name="T18">T</text:span>he column in the table is converted as a foreign key if that column is primary key in the other table.</text:p>
      <text:p text:style-name="P20"><text:span text:style-name="T2">s</text:span><text:span text:style-name="T1">tep-2</text:span>: <text:span text:style-name="T19">Define Tables</text:span></text:p>
      <text:p text:style-name="P20">Table 1) : <text:span text:style-name="T8">PatNo→ patage, patzip </text:span>{<text:span text:style-name="T8"> pk(patno) <text:s text:c="2"/></text:span>patzip (fk from table 2)}</text:p>
      <text:p text:style-name="P20">Table 2) :<text:span text:style-name="T25"> patzip→patcity. </text:span>pk(patzip) <text:s/></text:p>
      <text:p text:style-name="P20">Table 3) : <text:span text:style-name="T8">visitno→vistitdata,patno </text:span>{pk(visitno)}</text:p>
      <text:p text:style-name="P20"><text:span text:style-name="T19">T</text:span>able 4)<text:span text:style-name="T25"> </text:span>: <text:span text:style-name="T8">provno→provsepeciality,provemail </text:span>{pk(provno)}</text:p>
      <text:p text:style-name="P20"><text:span text:style-name="T19">T</text:span>able 5)<text:span text:style-name="T25"> </text:span>: <text:span text:style-name="T8">prov</text:span>E<text:span text:style-name="T8">mail→prov no </text:span>{pk(provEmail)}</text:p>
      <text:p text:style-name="P20">Table 6)<text:span text:style-name="T25"> </text:span>: vistino,provno→d<text:span text:style-name="T19">i</text:span>agnosis {pk(<text:span text:style-name="T19">V</text:span>is<text:span text:style-name="T19">i</text:span>t<text:span text:style-name="T19">N</text:span>o,<text:span text:style-name="T19">P</text:span>rov<text:span text:style-name="T19">N</text:span>o) ,visitno,provno fk(from table3, table4) }</text:p>
      <text:p text:style-name="P20"><text:span text:style-name="T1">step-3</text:span>: Merge the tables</text:p>
      <text:p text:style-name="P20">Table5 is merged into the table4 because it contains all the columns of the table5.</text:p>
      <text:p text:style-name="P20">final tables:</text:p>
      <text:p text:style-name="P20">Table 1) : <text:span text:style-name="T8">PatNo→ patage, patzip <text:s text:c="2"/></text:span>{<text:span text:style-name="T8"> pk(patno) , </text:span>patzip (fk from table 2)}</text:p>
      <text:p text:style-name="P20">Table 2) :<text:span text:style-name="T25"> patzip→patcity. </text:span>pk(patzip) <text:s/></text:p>
      <text:p text:style-name="P20">Table 3) : <text:span text:style-name="T8">visitno→visitdata,patno <text:s/></text:span>{pk(visitno)}</text:p>
      <text:p text:style-name="P21"><text:span text:style-name="T21">T</text:span>able 4)<text:span text:style-name="T25"> </text:span>: <text:span text:style-name="T8">provno→provsepeciality,provemail <text:s/></text:span>{<text:span text:style-name="T8"> </text:span>pk(provno)}</text:p>
      <text:p text:style-name="P21">Table <text:span text:style-name="T9">5</text:span>)<text:span text:style-name="T25"> </text:span>: <text:span text:style-name="T25"><text:s/></text:span>vistino,provno→d<text:span text:style-name="T19">i</text:span>agnosis <text:s text:c="2"/>{pk(vis<text:span text:style-name="T19">itn</text:span>o,provno) <text:s/>,visitno, provno fk(from table3, table4) }</text:p>
      <text:p text:style-name="P20"/>
      <text:p text:style-name="P20"><text:soft-page-break/></text:p>
      <text:list xml:id="list222648342967570" text:continue-numbering="true" text:style-name="WW8Num6">
        <text:list-item>
          <text:p text:style-name="P3">You should determine if the <text:span text:style-name="T3">Student</text:span>, <text:span text:style-name="T3">Lender</text:span>, and <text:span text:style-name="T3">Institution</text:span> tables are in BCNF. In the <text:span text:style-name="T3">Lender</text:span> table, <text:span text:style-name="T3">LenderName </text:span>is unique. In the <text:span text:style-name="T3">Institution</text:span> table, <text:span text:style-name="T3">InstName</text:span> is unique. In the <text:span text:style-name="T3">Student</text:span> table, <text:span text:style-name="T3">StdEmail</text:span> is unique. The primary key of each table is underlined. The primary key of each table is underlined. You should explain your decision and modify the table design by splitting tables or adding constraints if necessary.</text:p>
        </text:list-item>
      </text:list>
      <text:p text:style-name="P38">Student (<text:span text:style-name="T4">StdNo</text:span>, StdName, StdEmail, StdAddress, StdCity, StdState, StdZip )</text:p>
      <text:p text:style-name="P53"/>
      <text:p text:style-name="P38">Lender(<text:span text:style-name="T4">LenderNo</text:span>, LenderName)</text:p>
      <text:p text:style-name="P38">Institution(<text:span text:style-name="T4">InstNo</text:span>, InstName, InstMascot)</text:p>
      <text:p text:style-name="P40"><text:span text:style-name="T19">S</text:span>olution</text:p>
      <text:p text:style-name="P41"><text:span text:style-name="T19">S</text:span>tudent table:</text:p>
      <text:p text:style-name="P40">The table <text:span text:style-name="T19">S</text:span>tudent having the primary key as <text:span text:style-name="T19">S</text:span>td<text:span text:style-name="T19">N</text:span>o will derive the every other attribute </text:p>
      <text:p text:style-name="P40">The <text:span text:style-name="T19">S</text:span>td<text:span text:style-name="T19">A</text:span>ddress also derive<text:span text:style-name="T19">s</text:span> city, state and zip which is not foll<text:span text:style-name="T19">o</text:span>wing the BCNF (NON PRIME ATTRIBUTE DER<text:span text:style-name="T19">I</text:span>VING THE NON-PRIME ATTRIBUTE)</text:p>
      <text:p text:style-name="P41">so split the table and convert it into 2 tables with <text:span text:style-name="T19">S</text:span>td<text:span text:style-name="T19">N</text:span>o as primary key in table 1 and <text:span text:style-name="T19">S</text:span>td<text:span text:style-name="T19">A</text:span>ddress as primary key in address table.</text:p>
      <text:p text:style-name="P40"/>
      <text:p text:style-name="P40">Table 1 (<text:span text:style-name="T4">stdno,stdname,stdEmail,stdaddress</text:span>) { pk(stdno), <text:span text:style-name="T4">stdAddress(fk from table 2</text:span>) }</text:p>
      <text:p text:style-name="P40">Table2 (<text:span text:style-name="T4">stdAddress, stdcity,stdstate,stdZip) { pk(stdAddress) }</text:span></text:p>
      <text:p text:style-name="P22"/>
      <text:p text:style-name="P22"><text:s text:c="5"/>Table lender:</text:p>
      <text:p text:style-name="P22"><text:span text:style-name="T19"><text:s text:c="5"/>A</text:span>lready in bcnf </text:p>
      <text:p text:style-name="P22"><text:span text:style-name="T19"><text:s text:c="5"/>T</text:span>able 1 : lenderno→ lender name <text:s text:c="2"/></text:p>
      <text:p text:style-name="P23"><text:s text:c="5"/></text:p>
      <text:p text:style-name="P23"><text:s text:c="6"/>Table Institution :</text:p>
      <text:p text:style-name="P40"><text:span text:style-name="T19">Already in </text:span>bcnf </text:p>
      <text:p text:style-name="P39"><text:span text:style-name="T22">Table : institution(</text:span><text:span text:style-name="T5">InstNo</text:span><text:span text:style-name="T22">,InstName,InstMascot) {pk(InstNO)}</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222647105455960" text:continue-numbering="true" text:style-name="WW8Num6">
        <text:list-item>
          <text:p text:style-name="P3"><text:soft-page-break/>For the big order database table in Table 3, you should list FDs with the column <text:span text:style-name="T3">OrdNo</text:span> as the determinant. <text:s/>For each F<text:span text:style-name="T24">D</text:span> you should identify at least one pair of sample rows that falsify it or indicate that no falsification example exists for the FD. Remember that it takes two rows to <text:span text:style-name="T10">falsify</text:span> an FD in which the LHS is the same in both rows, but the RHS is different in both rows.</text:p>
        </text:list-item>
      </text:list>
      <text:p text:style-name="P52">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8">OrdNo</text:p>
          </table:table-cell>
          <table:table-cell table:style-name="Table3.A1" office:value-type="string">
            <text:p text:style-name="P8">ItemNo</text:p>
          </table:table-cell>
          <table:table-cell table:style-name="Table3.A1" office:value-type="string">
            <text:p text:style-name="P9">QtyOrd</text:p>
          </table:table-cell>
          <table:table-cell table:style-name="Table3.A1" office:value-type="string">
            <text:p text:style-name="P9">CustNo</text:p>
          </table:table-cell>
          <table:table-cell table:style-name="Table3.A1" office:value-type="string">
            <text:p text:style-name="P9">CustBal</text:p>
          </table:table-cell>
          <table:table-cell table:style-name="Table3.A1" office:value-type="string">
            <text:p text:style-name="P9">CustDisc</text:p>
          </table:table-cell>
          <table:table-cell table:style-name="Table3.A1" office:value-type="string">
            <text:p text:style-name="P9">ItemPrice</text:p>
          </table:table-cell>
          <table:table-cell table:style-name="Table3.A1" office:value-type="string">
            <text:p text:style-name="P7"><text:span text:style-name="T7">OrdDate</text:span></text:p>
          </table:table-cell>
        </table:table-row>
        <table:table-row table:style-name="Table3.1">
          <table:table-cell table:style-name="Table3.A2" office:value-type="string">
            <text:p text:style-name="P33">O1</text:p>
          </table:table-cell>
          <table:table-cell table:style-name="Table3.A2" office:value-type="string">
            <text:p text:style-name="P33">I1</text:p>
          </table:table-cell>
          <table:table-cell table:style-name="Table3.A2" office:value-type="string">
            <text:p text:style-name="P34">10</text:p>
          </table:table-cell>
          <table:table-cell table:style-name="Table3.A2" office:value-type="string">
            <text:p text:style-name="P33">C1</text:p>
          </table:table-cell>
          <table:table-cell table:style-name="Table3.A2" office:value-type="string">
            <text:p text:style-name="P37">100</text:p>
          </table:table-cell>
          <table:table-cell table:style-name="Table3.A2" office:value-type="string">
            <text:p text:style-name="P37">0.10</text:p>
          </table:table-cell>
          <table:table-cell table:style-name="Table3.A2" office:value-type="string">
            <text:p text:style-name="P34">10</text:p>
          </table:table-cell>
          <table:table-cell table:style-name="Table3.A2" office:value-type="string">
            <text:p text:style-name="P33">1/15/2018</text:p>
          </table:table-cell>
        </table:table-row>
        <table:table-row table:style-name="Table3.1">
          <table:table-cell table:style-name="Table3.A2" office:value-type="string">
            <text:p text:style-name="P33">O1</text:p>
          </table:table-cell>
          <table:table-cell table:style-name="Table3.A2" office:value-type="string">
            <text:p text:style-name="P33">I2</text:p>
          </table:table-cell>
          <table:table-cell table:style-name="Table3.A2" office:value-type="string">
            <text:p text:style-name="P34">10</text:p>
          </table:table-cell>
          <table:table-cell table:style-name="Table3.A2" office:value-type="string">
            <text:p text:style-name="P33">C1</text:p>
          </table:table-cell>
          <table:table-cell table:style-name="Table3.A2" office:value-type="string">
            <text:p text:style-name="P37">100</text:p>
          </table:table-cell>
          <table:table-cell table:style-name="Table3.A2" office:value-type="string">
            <text:p text:style-name="P37">0.10</text:p>
          </table:table-cell>
          <table:table-cell table:style-name="Table3.A2" office:value-type="string">
            <text:p text:style-name="P34">20</text:p>
          </table:table-cell>
          <table:table-cell table:style-name="Table3.A2" office:value-type="string">
            <text:p text:style-name="P44">1/15/2018</text:p>
          </table:table-cell>
        </table:table-row>
        <table:table-row table:style-name="Table3.1">
          <table:table-cell table:style-name="Table3.A2" office:value-type="string">
            <text:p text:style-name="P33">O2</text:p>
          </table:table-cell>
          <table:table-cell table:style-name="Table3.A2" office:value-type="string">
            <text:p text:style-name="P33">I3</text:p>
          </table:table-cell>
          <table:table-cell table:style-name="Table3.A2" office:value-type="string">
            <text:p text:style-name="P45">5</text:p>
          </table:table-cell>
          <table:table-cell table:style-name="Table3.A2" office:value-type="string">
            <text:p text:style-name="P33">C2</text:p>
          </table:table-cell>
          <table:table-cell table:style-name="Table3.A2" office:value-type="string">
            <text:p text:style-name="P37">200</text:p>
          </table:table-cell>
          <table:table-cell table:style-name="Table3.A2" office:value-type="string">
            <text:p text:style-name="P37">0.05</text:p>
          </table:table-cell>
          <table:table-cell table:style-name="Table3.A2" office:value-type="string">
            <text:p text:style-name="P34">30</text:p>
          </table:table-cell>
          <table:table-cell table:style-name="Table3.A2" office:value-type="string">
            <text:p text:style-name="P33">1/16/2018</text:p>
          </table:table-cell>
        </table:table-row>
        <table:table-row table:style-name="Table3.1">
          <table:table-cell table:style-name="Table3.A2" office:value-type="string">
            <text:p text:style-name="P33">O2</text:p>
          </table:table-cell>
          <table:table-cell table:style-name="Table3.A2" office:value-type="string">
            <text:p text:style-name="P33">I4</text:p>
          </table:table-cell>
          <table:table-cell table:style-name="Table3.A2" office:value-type="string">
            <text:p text:style-name="P45">10</text:p>
          </table:table-cell>
          <table:table-cell table:style-name="Table3.A2" office:value-type="string">
            <text:p text:style-name="P33">C2</text:p>
          </table:table-cell>
          <table:table-cell table:style-name="Table3.A2" office:value-type="string">
            <text:p text:style-name="P37">200</text:p>
          </table:table-cell>
          <table:table-cell table:style-name="Table3.A2" office:value-type="string">
            <text:p text:style-name="P46">0.05</text:p>
          </table:table-cell>
          <table:table-cell table:style-name="Table3.A2" office:value-type="string">
            <text:p text:style-name="P34">40</text:p>
          </table:table-cell>
          <table:table-cell table:style-name="Table3.A2" office:value-type="string">
            <text:p text:style-name="P33">1/16/2018</text:p>
          </table:table-cell>
        </table:table-row>
        <table:table-row table:style-name="Table3.1">
          <table:table-cell table:style-name="Table3.A6" office:value-type="string">
            <text:p text:style-name="P11">o3</text:p>
          </table:table-cell>
          <table:table-cell table:style-name="Table3.A6" office:value-type="string">
            <text:p text:style-name="P50">I1</text:p>
          </table:table-cell>
          <table:table-cell table:style-name="Table3.A6" office:value-type="string">
            <text:p text:style-name="P12">10</text:p>
          </table:table-cell>
          <table:table-cell table:style-name="Table3.A6" office:value-type="string">
            <text:p text:style-name="P11">C1</text:p>
          </table:table-cell>
          <table:table-cell table:style-name="Table3.A6" office:value-type="string">
            <text:p text:style-name="P31">100</text:p>
          </table:table-cell>
          <table:table-cell table:style-name="Table3.A6" office:value-type="string">
            <text:p text:style-name="P31">0.10</text:p>
          </table:table-cell>
          <table:table-cell table:style-name="Table3.A6" office:value-type="string">
            <text:p text:style-name="P12">10</text:p>
          </table:table-cell>
          <table:table-cell table:style-name="Table3.A6" office:value-type="string">
            <text:p text:style-name="P11">1/17/2018</text:p>
          </table:table-cell>
        </table:table-row>
      </table:table>
      <text:p text:style-name="P51"/>
      <text:h text:style-name="P49" text:outline-level="1"><text:span text:style-name="T14">Given</text:span><text:span text:style-name="T13">: Remember that it takes two rows to </text:span><text:span text:style-name="T11">falsify</text:span><text:span text:style-name="T13"> an FD in which the LHS is the same in both rows, but the RHS is different in both rows.</text:span></text:h>
      <text:p text:style-name="P27">V<text:span text:style-name="T18">ALID are</text:span>:</text:p>
      <text:p text:style-name="P28"><text:s/>OrdN<text:span text:style-name="T18">o</text:span>→ Custno <text:s/></text:p>
      <text:p text:style-name="P27">OrdN<text:span text:style-name="T18">o</text:span>→Custbalance</text:p>
      <text:p text:style-name="P29">OrdN<text:span text:style-name="T18">o</text:span>-&gt;CustDisc<text:tab/></text:p>
      <text:p text:style-name="P29">OrdN<text:span text:style-name="T18">o</text:span>-&gt;OrdDate</text:p>
      <text:p text:style-name="P30"><text:tab/><text:tab/><text:tab/></text:p>
      <text:p text:style-name="P30">N<text:span text:style-name="T18">OT VALID are</text:span>:</text:p>
      <text:p text:style-name="P24"><text:span text:style-name="T12">OrdN</text:span><text:span text:style-name="T14">o</text:span><text:span text:style-name="T12">→</text:span><text:span text:style-name="T16">ItemNo</text:span></text:p>
      <text:p text:style-name="P29">OrdN<text:span text:style-name="T18">o</text:span>→QtyOrd</text:p>
      <text:p text:style-name="P24"><text:span text:style-name="T12">OrdN</text:span><text:span text:style-name="T14">o</text:span><text:span text:style-name="T12">→CustDisc<text:tab/><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span text:style-name="Page_20_Number"/></text:p>
      </style:header>
      <style:header-first>
        <text:p text:style-name="Header"/>
      </style:header-first>
      <style:footer>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10-22T22:26:29.089641272</dc:date>
    <meta:print-date>2011-11-16T11:19:00</meta:print-date>
    <meta:editing-cycles>274</meta:editing-cycles>
    <meta:editing-duration>PT7H13M31S</meta:editing-duration>
    <meta:generator>LibreOffice/6.0.7.3$Linux_X86_64 LibreOffice_project/00m0$Build-3</meta:generator>
    <meta:document-statistic meta:table-count="3" meta:image-count="0" meta:object-count="0" meta:page-count="4" meta:paragraph-count="169" meta:word-count="815" meta:character-count="5070" meta:non-whitespace-character-count="4332"/>
  </office:meta>
</office:document-meta>
</file>